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2" style:family="paragraph">
      <style:paragraph-properties fo:text-align="start"/>
      <style:text-properties fo:font-size="60pt" style:font-size-asian="60pt" style:font-size-complex="6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 text:style-name="P1">非同期処理など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Handler</text:p>
          </draw:text-box>
        </draw:frame>
        <draw:frame presentation:style-name="pr4" draw:text-style-name="P3" draw:layer="layout" svg:width="25.199cm" svg:height="13.859cm" svg:x="1.471cm" svg:y="4.556cm" presentation:class="outline" presentation:user-transformed="true">
          <draw:text-box>
            <text:list text:style-name="L3">
              <text:list-item>
                <text:p text:style-name="P3">http://bit.ly/a6Ld6</text:p>
                <text:p text:style-name="P3"/>
              </text:list-item>
              <text:list-item>
                <text:p><text:span text:style-name="T1">http://bit.ly/ase9b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AsyncTask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http://goo.gl/yhh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IntentService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http://goo.gl/vP8a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3.256cm" svg:x="1.4cm" svg:y="0.962cm" presentation:class="title" presentation:user-transformed="true">
          <draw:text-box>
            <text:p text:style-name="P4">Serviceのサンプル</text:p>
          </draw:text-box>
        </draw:frame>
        <draw:frame presentation:style-name="pr4" draw:layer="layout" svg:width="25.199cm" svg:height="13.859cm" svg:x="1.27cm" svg:y="4.556cm" presentation:class="outline" presentation:user-transformed="true">
          <draw:text-box>
            <text:list text:style-name="L3">
              <text:list-item>
                <text:p>下記から取得してimportしておきましょう</text:p>
                <text:p/>
                <text:p/>
              </text:list-item>
              <text:list-item>
                <text:p><text:span text:style-name="T1">http://db.tt/izBDGl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3.256cm" svg:x="1.4cm" svg:y="0.962cm" presentation:class="title" presentation:user-transformed="true">
          <draw:text-box>
            <text:p text:style-name="P4">Serv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droid.app.Serviceを継承</text:p>
                <text:p/>
              </text:list-item>
              <text:list-item>
                <text:p>callback</text:p>
              </text:list-item>
            </text:list>
          </draw:text-box>
        </draw:frame>
        <draw:frame draw:style-name="gr2" draw:text-style-name="P5" draw:layer="layout" svg:width="17.492cm" svg:height="5.417cm" svg:x="2.775cm" svg:y="10.44cm">
          <draw:text-box>
            <text:list text:style-name="L4">
              <text:list-item>
                <text:p text:style-name="P5">OnCreate</text:p>
                <text:p text:style-name="P5">サービスが初めて起動された</text:p>
              </text:list-item>
              <text:list-item>
                <text:p text:style-name="P5">onStart </text:p>
                <text:p text:style-name="P5">→ startServiceメソド呼び出し時</text:p>
              </text:list-item>
            </text:list>
          </draw:text-box>
        </draw:frame>
        <draw:frame draw:style-name="gr2" draw:text-style-name="P5" draw:layer="layout" svg:width="18.019cm" svg:height="2.885cm" svg:x="2.095cm" svg:y="16.605cm">
          <draw:text-box>
            <text:p text:style-name="P5">StartServiceで起動はできますが、</text:p>
            <text:p text:style-name="P5">操作は一切不可能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3.256cm" svg:x="1.4cm" svg:y="0.962cm" presentation:class="title" presentation:user-transformed="true">
          <draw:text-box>
            <text:p text:style-name="P4">接続 (1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IDLによるプロセス間通信</text:p>
                <text:p/>
              </text:list-item>
              <text:list-item>
                <text:p>AIDLにはパケジ宣言とinterfaceの記述</text:p>
                <text:p/>
              </text:list-item>
              <text:list-item>
                <text:p>javaソースがgen配下に自動生成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3.256cm" svg:x="1.4cm" svg:y="0.962cm" presentation:class="title" presentation:user-transformed="true">
          <draw:text-box>
            <text:p text:style-name="P4">接続 (2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サービス側へのインターフェースの盛り込み</text:p>
              </text:list-item>
            </text:list>
          </draw:text-box>
        </draw:frame>
        <draw:frame draw:style-name="gr2" draw:text-style-name="P5" draw:layer="layout" svg:width="20.787cm" svg:height="6.734cm" svg:x="2.619cm" svg:y="7.322cm">
          <draw:text-box>
            <text:list text:style-name="L4">
              <text:list-item>
                <text:p text:style-name="P5">インターフェース名.Stub型変数の宣言</text:p>
                <text:p text:style-name="P5"/>
              </text:list-item>
              <text:list-item>
                <text:p text:style-name="P5">抽象メソドをoverride（処理の記述）</text:p>
                <text:p text:style-name="P5"/>
              </text:list-item>
              <text:list-item>
                <text:p text:style-name="P5">onBindにて上記Stub型変数を戻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256cm" svg:x="1.4cm" svg:y="0.962cm" presentation:class="title" presentation:user-transformed="true">
          <draw:text-box>
            <text:p text:style-name="P4">接続 (3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自動生成なjavaのinterface型変数定義</text:p>
                <text:p/>
              </text:list-item>
              <text:list-item>
                <text:p>ServiceConnection型の属性定義</text:p>
                <text:p/>
                <text:p/>
                <text:p/>
              </text:list-item>
              <text:list-item>
                <text:p>startService後にbindService必要</text:p>
              </text:list-item>
            </text:list>
          </draw:text-box>
        </draw:frame>
        <draw:frame draw:style-name="gr2" draw:text-style-name="P5" draw:layer="layout" svg:width="16.599cm" svg:height="2.885cm" svg:x="2.459cm" svg:y="10.497cm">
          <draw:text-box>
            <text:list text:style-name="L4">
              <text:list-item>
                <text:p text:style-name="P5">OnServiceConnectedで</text:p>
                <text:p text:style-name="P5">interfaceなオブジェクトを取得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3.256cm" svg:x="1.4cm" svg:y="0.962cm" presentation:class="title" presentation:user-transformed="true">
          <draw:text-box>
            <text:p text:style-name="P4">もう少し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roadcastIntentの受信について</text:p>
                <text:p/>
                <text:p/>
              </text:list-item>
              <text:list-item>
                <text:p>サンプルのActivityがサービスが送信しているBroadcastIntentを受信してToast出力する形で修正してみましょう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mane Toshiaki</meta:initial-creator>
    <meta:creation-date>2011-02-18T15:27:29</meta:creation-date>
    <meta:editing-duration>PT00H02M56S</meta:editing-duration>
    <meta:editing-cycles>3</meta:editing-cycles>
    <dc:date>2011-02-18T16:03:47</dc:date>
    <dc:creator>Yamane Toshiaki</dc:creator>
    <meta:generator>OpenOffice.org/3.2$Unix OpenOffice.org_project/320m19$Build-9505</meta:generator>
    <meta:document-statistic meta:object-count="64"/>
  </office:meta>
</office:document-meta>
</file>